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Heading_20_1">
      <style:paragraph-properties fo:break-before="page"/>
    </style:style>
    <style:style style:name="T1" style:family="text">
      <style:text-properties fo:background-color="#ffff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 Introduction<text:tab/>2</text:p>
          <text:p text:style-name="P1">2 Background<text:tab/>3</text:p>
          <text:p text:style-name="P1">3 Related work<text:tab/>4</text:p>
          <text:p text:style-name="P3">3.1 Aesthetics of class diagrams<text:tab/>4</text:p>
          <text:p text:style-name="P3">3.2 Algorithms<text:tab/>4</text:p>
          <text:p text:style-name="P2">3.2.1 Hierarchical layout<text:tab/>4</text:p>
          <text:p text:style-name="P2">3.2.2 Orthogonalization<text:tab/>4</text:p>
          <text:p text:style-name="P2">3.2.3 Force-based layouts<text:tab/>4</text:p>
          <text:p text:style-name="P3">3.3 Heuristics<text:tab/>4</text:p>
          <text:p text:style-name="P1">4 The Algorithm<text:tab/>5</text:p>
          <text:p text:style-name="P3">4.1 Basics<text:tab/>5</text:p>
          <text:p text:style-name="P2">4.1.1 Graph preparation<text:tab/>5</text:p>
          <text:p text:style-name="P2">4.1.2 Multidimensional scaling<text:tab/>5</text:p>
          <text:p text:style-name="P2">4.1.3 Stress majorization<text:tab/>5</text:p>
          <text:p text:style-name="P3">4.2 Complementary heuristics<text:tab/>5</text:p>
          <text:p text:style-name="P2">4.2.1 Cycles<text:tab/>5</text:p>
          <text:p text:style-name="P2">4.2.2 Node size<text:tab/>5</text:p>
          <text:p text:style-name="P2">4.2.3 Orthogonality<text:tab/>5</text:p>
          <text:p text:style-name="P2">4.2.4 Edge length<text:tab/>5</text:p>
          <text:p text:style-name="P2">4.2.5 Edge bending<text:tab/>6</text:p>
          <text:p text:style-name="P2">4.2.6 Hierarchies<text:tab/>6</text:p>
          <text:p text:style-name="P2">4.2.7 Node grouping<text:tab/>6</text:p>
          <text:p text:style-name="P1">5 Implementation<text:tab/>7</text:p>
          <text:p text:style-name="P1">6 Conclusions<text:tab/>8</text:p>
          <text:p text:style-name="P1">7 Appendix A<text:tab/>9</text:p>
          <text:p text:style-name="P3">7.1 Algorithm in action<text:tab/>9</text:p>
        </text:index-body>
      </text:table-of-content>
      <text:p text:style-name="Standard"/>
      <text:h text:style-name="P5"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that hold them together. It just so happens, that when the simulation converges to a stable state, the properties of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h text:style-name="P5" text:outline-level="1">Background</text:h>
      <text:p text:style-name="Text_20_body">Force-based algorithms</text:p>
      <text:h text:style-name="P5" text:outline-level="1">Related work</text:h>
      <text:h text:style-name="Heading_20_2" text:outline-level="2">Aesthetics of class diagrams</text:h>
      <text:p text:style-name="Text_20_body">In (Aesthetics of Class Diagrams) the following criteria are said to improve the readability of UML diagrams, in order of importance: </text:p>
      <text:list xml:id="list1338370529" text:style-name="L1">
        <text:list-item>
          <text:p text:style-name="P4">Clearly visible hierarchies, where parents and children are centered in respect to each other.</text:p>
        </text:list-item>
        <text:list-item>
          <text:p text:style-name="P4">Reduction of nodes overlapping other nodes and edges. </text:p>
        </text:list-item>
        <text:list-item>
          <text:p text:style-name="P4">Clustering nodes, according to packages and edges.</text:p>
        </text:list-item>
        <text:list-item>
          <text:p text:style-name="P4"/>
        </text:list-item>
      </text:list>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Sugiyama et al. 1981], also called Sugiyama approach ):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text:h>
      <text:h text:style-name="Heading_20_3" text:outline-level="3">Force-based layouts</text:h>
      <text:h text:style-name="Heading_20_2" text:outline-level="2">Heuristics</text:h>
      <text:h text:style-name="P5" text:outline-level="1">The Algorithm</text:h>
      <text:h text:style-name="Heading_20_2" text:outline-level="2">Basics</text:h>
      <text:h text:style-name="Heading_20_3" text:outline-level="3">Graph preparation</text:h>
      <text:p text:style-name="Text_20_body">Very little is done to the original graph. Values such as position, with and height are stored in each vertex.</text:p>
      <text:h text:style-name="Heading_20_3" text:outline-level="3">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Text_20_body">The solution is to add an extra dimension, over which the locked nodes can move to free themselves from the local minimum. After the graph has been expanded and the “knots had been untied”, the graph are forced back into 2D space, as this is the main format of display. See Fig x.</text:p>
      <text:p text:style-name="Text_20_body">This procedure can be extended to even higher dimensions, to solve more elaborate entanglements, although it's not implemented in this particular algorithm.</text:p>
      <text:h text:style-name="Heading_20_2" text:outline-level="2">Complementary heuristics</text:h>
      <text:p text:style-name="Text_20_body">If nothing else is said, these ___ are applied in 2D space.</text:p>
      <text:h text:style-name="Heading_20_3" text:outline-level="3">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2.x</text:p>
      <text:h text:style-name="Heading_20_3" text:outline-level="3">Node size</text:h>
      <text:p text:style-name="Text_20_body">The nodes are simulated as bodies in 3D space (see Fig x), with their dimensions directly proportional to the original 2D representations of the nodes. An inherit property of the simulation makes sure nodes does not overlap. (Charge/size correlation?)</text:p>
      <text:h text:style-name="Heading_20_3" text:outline-level="3">Orthogonality</text:h>
      <text:p text:style-name="Text_20_body">Nodes connected by a non-hierarchical edge are affected by a rotational force proportional to the sine of the quadruple angle between the nodes. This naturally forces the nodes to form an orthogonal grid.</text:p>
      <text:h text:style-name="Heading_20_3" text:outline-level="3">Edge length</text:h>
      <text:p text:style-name="Text_20_body">The final edge length between two nodes are influenced by two parameters of the edge – it's ideal <text:soft-page-break/>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Text_20_body"><text:span text:style-name="T1">According to [], inheritance structures should be rooted in a common point below each parent class. This in implemented with a dummy node, positioned underneath the class, to which all incoming inheritance connections connect.</text:span></text:p>
      <text:h text:style-name="Heading_20_3" text:outline-level="3">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h text:style-name="P5" text:outline-level="1">Implementation</text:h>
      <text:h text:style-name="P5" text:outline-level="1">Conclusions</text:h>
      <text:p text:style-name="Text_20_body"/>
      <text:h text:style-name="P5" text:outline-level="1">Appendix A</text:h>
      <text:h text:style-name="Heading_20_2" text:outline-level="2">Algorithm in ac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1-24T16:37:36</dc:date>
    <meta:editing-duration>PT12H33M22S</meta:editing-duration>
    <meta:editing-cycles>70</meta:editing-cycles>
    <meta:generator>OpenOffice.org/3.1$Unix OpenOffice.org_project/310m19$Build-9420</meta:generator>
    <dc:creator>Oskar </dc:creator>
    <meta:document-statistic meta:table-count="0" meta:image-count="0" meta:object-count="0" meta:page-count="9" meta:paragraph-count="81" meta:word-count="1457" meta:character-count="8858"/>
  </office:meta>
</office:document-meta>
</file>